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end"/>
      <style:text-properties fo:color="#000000" style:text-line-through-style="none" fo:font-family="Calibri" style:font-style-name="Bold" style:font-family-generic="swiss" style:font-pitch="variable" fo:font-size="12pt" fo:font-style="normal" style:text-underline-style="none" fo:font-weight="bold"/>
    </style:style>
    <style:style style:name="P3" style:family="paragraph">
      <style:paragraph-properties fo:text-align="start"/>
      <style:text-properties fo:color="#000000" style:text-line-through-style="none" fo:font-family="Calibri" style:font-style-name="Bold" style:font-family-generic="swiss" style:font-pitch="variable" fo:font-size="12pt" fo:font-style="normal" style:text-underline-style="none" fo:font-weight="bold"/>
    </style:style>
    <style:style style:name="P4" style:family="paragraph">
      <style:paragraph-properties fo:text-align="start"/>
      <style:text-properties fo:color="#000000" style:text-line-through-style="none" fo:font-family="Calibri" style:font-style-name="Regular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宋体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reportTypeKey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eriodKey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portTypeVal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eriodVal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ontrol text:anchor-type="as-char" svg:y="-0.2827in" draw:z-index="0" draw:style-name="gr1" draw:text-style-name="P2" svg:width="1.4059in" svg:height="0.398in" draw:control="control1"/><draw:control text:anchor-type="as-char" draw:z-index="2" draw:style-name="gr2" draw:text-style-name="P3" svg:width="1.9689in" svg:height="0.3941in" draw:control="control3"/></text:p>
      <text:p text:style-name="Standard"><draw:control text:anchor-type="as-char" svg:y="0.3929in" draw:z-index="1" draw:style-name="gr1" draw:text-style-name="P2" svg:width="1.3776in" svg:height="0.398in" draw:control="control2"/><draw:control text:anchor-type="as-char" svg:y="0.3929in" draw:z-index="3" draw:style-name="gr1" draw:text-style-name="P4" svg:width="4.7248in" svg:height="0.3941in" draw:control="control4"/></text:p>
      <text:p text:style-name="Standard"><text:tab/><text:tab/><text:tab/><text:tab/><text:tab/><text:tab/><text:tab/>-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0T11:10:58.25</meta:creation-date>
    <dc:date>2017-03-10T17:40:32.77</dc:date>
    <meta:editing-duration>PT1H10M59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3" meta:word-count="1" meta:character-count="12"/>
  </office:meta>
</office:document-meta>
</file>